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868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e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Decentral max time prediction</text:p>
          </table:table-cell>
          <table:table-cell office:value-type="string" calcext:value-type="string">
            <text:p>Actual max time</text:p>
          </table:table-cell>
          <table:table-cell office:value-type="string" calcext:value-type="string">
            <text:p>Percent change in max time</text:p>
          </table:table-cell>
          <table:table-cell office:value-type="string" calcext:value-type="string">
            <text:p>Time of solving</text:p>
          </table:table-cell>
        </table:table-row>
        <table:table-row table:style-name="ro1">
          <table:table-cell office:value-type="string" calcext:value-type="string">
            <text:p>00_4_8_2_0</text:p>
          </table:table-cell>
          <table:table-cell office:value-type="float" office:value="526.248" calcext:value-type="float">
            <text:p>526.248</text:p>
          </table:table-cell>
          <table:table-cell office:value-type="float" office:value="526.252458860882" calcext:value-type="float">
            <text:p>526.252458860882</text:p>
          </table:table-cell>
          <table:table-cell office:value-type="float" office:value="-0.00084729269883303" calcext:value-type="float">
            <text:p>-0.000847292698833</text:p>
          </table:table-cell>
          <table:table-cell office:value-type="float" office:value="1.68813014030457" calcext:value-type="float">
            <text:p>1.68813014030457</text:p>
          </table:table-cell>
        </table:table-row>
        <table:table-row table:style-name="ro1">
          <table:table-cell office:value-type="string" calcext:value-type="string">
            <text:p>01_4_8_2_1</text:p>
          </table:table-cell>
          <table:table-cell office:value-type="float" office:value="453.98" calcext:value-type="float">
            <text:p>453.98</text:p>
          </table:table-cell>
          <table:table-cell office:value-type="float" office:value="453.981945731819" calcext:value-type="float">
            <text:p>453.981945731819</text:p>
          </table:table-cell>
          <table:table-cell office:value-type="float" office:value="-0.00042859417137436" calcext:value-type="float">
            <text:p>-0.000428594171374</text:p>
          </table:table-cell>
          <table:table-cell office:value-type="float" office:value="0.332889795303345" calcext:value-type="float">
            <text:p>0.332889795303345</text:p>
          </table:table-cell>
        </table:table-row>
        <table:table-row table:style-name="ro1">
          <table:table-cell office:value-type="string" calcext:value-type="string">
            <text:p>02_4_8_2_2</text:p>
          </table:table-cell>
          <table:table-cell office:value-type="float" office:value="398.889" calcext:value-type="float">
            <text:p>398.889</text:p>
          </table:table-cell>
          <table:table-cell office:value-type="float" office:value="398.892276777913" calcext:value-type="float">
            <text:p>398.892276777913</text:p>
          </table:table-cell>
          <table:table-cell office:value-type="float" office:value="-0.000821476128271176" calcext:value-type="float">
            <text:p>-0.000821476128271</text:p>
          </table:table-cell>
          <table:table-cell office:value-type="float" office:value="0.293864011764526" calcext:value-type="float">
            <text:p>0.293864011764526</text:p>
          </table:table-cell>
        </table:table-row>
        <table:table-row table:style-name="ro1">
          <table:table-cell office:value-type="string" calcext:value-type="string">
            <text:p>03_4_8_2_3</text:p>
          </table:table-cell>
          <table:table-cell office:value-type="float" office:value="776.317" calcext:value-type="float">
            <text:p>776.317</text:p>
          </table:table-cell>
          <table:table-cell office:value-type="float" office:value="776.324238553138" calcext:value-type="float">
            <text:p>776.324238553138</text:p>
          </table:table-cell>
          <table:table-cell office:value-type="float" office:value="-0.000932422340100119" calcext:value-type="float">
            <text:p>-0.0009324223401</text:p>
          </table:table-cell>
          <table:table-cell office:value-type="float" office:value="3.26017808914185" calcext:value-type="float">
            <text:p>3.26017808914185</text:p>
          </table:table-cell>
        </table:table-row>
        <table:table-row table:style-name="ro1">
          <table:table-cell office:value-type="string" calcext:value-type="string">
            <text:p>04_4_8_2_4</text:p>
          </table:table-cell>
          <table:table-cell office:value-type="float" office:value="537.537" calcext:value-type="float">
            <text:p>537.537</text:p>
          </table:table-cell>
          <table:table-cell office:value-type="float" office:value="537.539782794433" calcext:value-type="float">
            <text:p>537.539782794433</text:p>
          </table:table-cell>
          <table:table-cell office:value-type="float" office:value="-0.000517693560249833" calcext:value-type="float">
            <text:p>-0.00051769356025</text:p>
          </table:table-cell>
          <table:table-cell office:value-type="float" office:value="3.20186495780945" calcext:value-type="float">
            <text:p>3.20186495780945</text:p>
          </table:table-cell>
        </table:table-row>
        <table:table-row table:style-name="ro1">
          <table:table-cell office:value-type="string" calcext:value-type="string">
            <text:p>05_4_8_2_5</text:p>
          </table:table-cell>
          <table:table-cell office:value-type="float" office:value="820.261" calcext:value-type="float">
            <text:p>820.261</text:p>
          </table:table-cell>
          <table:table-cell office:value-type="float" office:value="820.266834933628" calcext:value-type="float">
            <text:p>820.266834933628</text:p>
          </table:table-cell>
          <table:table-cell office:value-type="float" office:value="-0.000711350853903671" calcext:value-type="float">
            <text:p>-0.000711350853904</text:p>
          </table:table-cell>
          <table:table-cell office:value-type="float" office:value="1.55347776412964" calcext:value-type="float">
            <text:p>1.55347776412964</text:p>
          </table:table-cell>
        </table:table-row>
        <table:table-row table:style-name="ro1">
          <table:table-cell office:value-type="string" calcext:value-type="string">
            <text:p>06_4_8_2_6</text:p>
          </table:table-cell>
          <table:table-cell office:value-type="float" office:value="445.77" calcext:value-type="float">
            <text:p>445.77</text:p>
          </table:table-cell>
          <table:table-cell office:value-type="float" office:value="445.775104482191" calcext:value-type="float">
            <text:p>445.775104482191</text:p>
          </table:table-cell>
          <table:table-cell office:value-type="float" office:value="-0.00114509325229274" calcext:value-type="float">
            <text:p>-0.001145093252293</text:p>
          </table:table-cell>
          <table:table-cell office:value-type="float" office:value="2.61810207366943" calcext:value-type="float">
            <text:p>2.61810207366943</text:p>
          </table:table-cell>
        </table:table-row>
        <table:table-row table:style-name="ro1">
          <table:table-cell office:value-type="string" calcext:value-type="string">
            <text:p>07_4_8_2_7</text:p>
          </table:table-cell>
          <table:table-cell office:value-type="float" office:value="388.789" calcext:value-type="float">
            <text:p>388.789</text:p>
          </table:table-cell>
          <table:table-cell office:value-type="float" office:value="388.792444101025" calcext:value-type="float">
            <text:p>388.792444101025</text:p>
          </table:table-cell>
          <table:table-cell office:value-type="float" office:value="-0.000885853515549577" calcext:value-type="float">
            <text:p>-0.00088585351555</text:p>
          </table:table-cell>
          <table:table-cell office:value-type="float" office:value="10.0176918506622" calcext:value-type="float">
            <text:p>10.0176918506622</text:p>
          </table:table-cell>
        </table:table-row>
        <table:table-row table:style-name="ro1">
          <table:table-cell office:value-type="string" calcext:value-type="string">
            <text:p>08_4_8_2_8</text:p>
          </table:table-cell>
          <table:table-cell office:value-type="float" office:value="616.317" calcext:value-type="float">
            <text:p>616.317</text:p>
          </table:table-cell>
          <table:table-cell office:value-type="float" office:value="616.322878281925" calcext:value-type="float">
            <text:p>616.322878281925</text:p>
          </table:table-cell>
          <table:table-cell office:value-type="float" office:value="-0.000953775723331558" calcext:value-type="float">
            <text:p>-0.000953775723332</text:p>
          </table:table-cell>
          <table:table-cell office:value-type="float" office:value="3.01060509681702" calcext:value-type="float">
            <text:p>3.01060509681702</text:p>
          </table:table-cell>
        </table:table-row>
        <table:table-row table:style-name="ro1">
          <table:table-cell office:value-type="string" calcext:value-type="string">
            <text:p>09_4_8_2_9</text:p>
          </table:table-cell>
          <table:table-cell office:value-type="float" office:value="507.752" calcext:value-type="float">
            <text:p>507.752</text:p>
          </table:table-cell>
          <table:table-cell office:value-type="float" office:value="507.7547752272" calcext:value-type="float">
            <text:p>507.7547752272</text:p>
          </table:table-cell>
          <table:table-cell office:value-type="float" office:value="-0.000546571397105617" calcext:value-type="float">
            <text:p>-0.000546571397106</text:p>
          </table:table-cell>
          <table:table-cell office:value-type="float" office:value="3.33553099632263" calcext:value-type="float">
            <text:p>3.33553099632263</text:p>
          </table:table-cell>
        </table:table-row>
        <table:table-row table:style-name="ro1">
          <table:table-cell office:value-type="string" calcext:value-type="string">
            <text:p>10_4_8_2_10</text:p>
          </table:table-cell>
          <table:table-cell office:value-type="float" office:value="954.151" calcext:value-type="float">
            <text:p>954.151</text:p>
          </table:table-cell>
          <table:table-cell office:value-type="float" office:value="954.159991779938" calcext:value-type="float">
            <text:p>954.159991779938</text:p>
          </table:table-cell>
          <table:table-cell office:value-type="float" office:value="-0.000942385423051582" calcext:value-type="float">
            <text:p>-0.000942385423052</text:p>
          </table:table-cell>
          <table:table-cell office:value-type="float" office:value="3.61528182029724" calcext:value-type="float">
            <text:p>3.61528182029724</text:p>
          </table:table-cell>
        </table:table-row>
        <table:table-row table:style-name="ro1">
          <table:table-cell office:value-type="string" calcext:value-type="string">
            <text:p>11_4_8_2_11</text:p>
          </table:table-cell>
          <table:table-cell office:value-type="float" office:value="502.217" calcext:value-type="float">
            <text:p>502.217</text:p>
          </table:table-cell>
          <table:table-cell office:value-type="float" office:value="502.222151961681" calcext:value-type="float">
            <text:p>502.222151961681</text:p>
          </table:table-cell>
          <table:table-cell office:value-type="float" office:value="-0.00102584374495694" calcext:value-type="float">
            <text:p>-0.001025843744957</text:p>
          </table:table-cell>
          <table:table-cell office:value-type="float" office:value="0.534224987030029" calcext:value-type="float">
            <text:p>0.534224987030029</text:p>
          </table:table-cell>
        </table:table-row>
        <table:table-row table:style-name="ro1">
          <table:table-cell office:value-type="string" calcext:value-type="string">
            <text:p>12_4_8_2_12</text:p>
          </table:table-cell>
          <table:table-cell office:value-type="float" office:value="755.176" calcext:value-type="float">
            <text:p>755.176</text:p>
          </table:table-cell>
          <table:table-cell office:value-type="float" office:value="755.182366580982" calcext:value-type="float">
            <text:p>755.182366580982</text:p>
          </table:table-cell>
          <table:table-cell office:value-type="float" office:value="-0.000843059231519126" calcext:value-type="float">
            <text:p>-0.000843059231519</text:p>
          </table:table-cell>
          <table:table-cell office:value-type="float" office:value="1.36067295074463" calcext:value-type="float">
            <text:p>1.36067295074463</text:p>
          </table:table-cell>
        </table:table-row>
        <table:table-row table:style-name="ro1">
          <table:table-cell office:value-type="string" calcext:value-type="string">
            <text:p>13_4_8_2_13</text:p>
          </table:table-cell>
          <table:table-cell office:value-type="float" office:value="486.842" calcext:value-type="float">
            <text:p>486.842</text:p>
          </table:table-cell>
          <table:table-cell office:value-type="float" office:value="486.847403589115" calcext:value-type="float">
            <text:p>486.847403589115</text:p>
          </table:table-cell>
          <table:table-cell office:value-type="float" office:value="-0.00110992665274053" calcext:value-type="float">
            <text:p>-0.001109926652741</text:p>
          </table:table-cell>
          <table:table-cell office:value-type="float" office:value="3.6713240146637" calcext:value-type="float">
            <text:p>3.6713240146637</text:p>
          </table:table-cell>
        </table:table-row>
        <table:table-row table:style-name="ro1">
          <table:table-cell office:value-type="string" calcext:value-type="string">
            <text:p>14_4_8_2_14</text:p>
          </table:table-cell>
          <table:table-cell office:value-type="float" office:value="491.598" calcext:value-type="float">
            <text:p>491.598</text:p>
          </table:table-cell>
          <table:table-cell office:value-type="float" office:value="491.601330894527" calcext:value-type="float">
            <text:p>491.601330894527</text:p>
          </table:table-cell>
          <table:table-cell office:value-type="float" office:value="-0.000677564702579021" calcext:value-type="float">
            <text:p>-0.000677564702579</text:p>
          </table:table-cell>
          <table:table-cell office:value-type="float" office:value="1.98233199119568" calcext:value-type="float">
            <text:p>1.98233199119568</text:p>
          </table:table-cell>
        </table:table-row>
        <table:table-row table:style-name="ro1">
          <table:table-cell office:value-type="string" calcext:value-type="string">
            <text:p>15_4_8_2_15</text:p>
          </table:table-cell>
          <table:table-cell office:value-type="float" office:value="584.956" calcext:value-type="float">
            <text:p>584.956</text:p>
          </table:table-cell>
          <table:table-cell office:value-type="float" office:value="584.963766845444" calcext:value-type="float">
            <text:p>584.963766845444</text:p>
          </table:table-cell>
          <table:table-cell office:value-type="float" office:value="-0.00132776575395613" calcext:value-type="float">
            <text:p>-0.001327765753956</text:p>
          </table:table-cell>
          <table:table-cell office:value-type="float" office:value="107.870158195496" calcext:value-type="float">
            <text:p>107.870158195496</text:p>
          </table:table-cell>
        </table:table-row>
        <table:table-row table:style-name="ro1">
          <table:table-cell office:value-type="string" calcext:value-type="string">
            <text:p>16_4_8_2_16</text:p>
          </table:table-cell>
          <table:table-cell office:value-type="float" office:value="1183.288" calcext:value-type="float">
            <text:p>1183.288</text:p>
          </table:table-cell>
          <table:table-cell office:value-type="float" office:value="1183.2980149735" calcext:value-type="float">
            <text:p>1183.2980149735</text:p>
          </table:table-cell>
          <table:table-cell office:value-type="float" office:value="-0.000846368213124042" calcext:value-type="float">
            <text:p>-0.000846368213124</text:p>
          </table:table-cell>
          <table:table-cell office:value-type="float" office:value="1245.01767611504" calcext:value-type="float">
            <text:p>1245.01767611504</text:p>
          </table:table-cell>
        </table:table-row>
        <table:table-row table:style-name="ro1">
          <table:table-cell office:value-type="string" calcext:value-type="string">
            <text:p>17_4_8_2_17</text:p>
          </table:table-cell>
          <table:table-cell office:value-type="float" office:value="409.099" calcext:value-type="float">
            <text:p>409.099</text:p>
          </table:table-cell>
          <table:table-cell office:value-type="float" office:value="409.105249636885" calcext:value-type="float">
            <text:p>409.105249636885</text:p>
          </table:table-cell>
          <table:table-cell office:value-type="float" office:value="-0.0015276588026514" calcext:value-type="float">
            <text:p>-0.001527658802651</text:p>
          </table:table-cell>
          <table:table-cell office:value-type="float" office:value="3.20853304862976" calcext:value-type="float">
            <text:p>3.20853304862976</text:p>
          </table:table-cell>
        </table:table-row>
        <table:table-row table:style-name="ro1">
          <table:table-cell office:value-type="string" calcext:value-type="string">
            <text:p>18_4_8_2_18</text:p>
          </table:table-cell>
          <table:table-cell office:value-type="float" office:value="565.664" calcext:value-type="float">
            <text:p>565.664</text:p>
          </table:table-cell>
          <table:table-cell office:value-type="float" office:value="565.668545416029" calcext:value-type="float">
            <text:p>565.668545416029</text:p>
          </table:table-cell>
          <table:table-cell office:value-type="float" office:value="-0.000803554058421945" calcext:value-type="float">
            <text:p>-0.000803554058422</text:p>
          </table:table-cell>
          <table:table-cell office:value-type="float" office:value="5.10204005241394" calcext:value-type="float">
            <text:p>5.10204005241394</text:p>
          </table:table-cell>
        </table:table-row>
        <table:table-row table:style-name="ro1">
          <table:table-cell office:value-type="string" calcext:value-type="string">
            <text:p>19_4_8_2_19</text:p>
          </table:table-cell>
          <table:table-cell office:value-type="float" office:value="503.906" calcext:value-type="float">
            <text:p>503.906</text:p>
          </table:table-cell>
          <table:table-cell office:value-type="float" office:value="503.910810955942" calcext:value-type="float">
            <text:p>503.910810955942</text:p>
          </table:table-cell>
          <table:table-cell office:value-type="float" office:value="-0.000954732815631185" calcext:value-type="float">
            <text:p>-0.000954732815631</text:p>
          </table:table-cell>
          <table:table-cell office:value-type="float" office:value="36.9153170585632" calcext:value-type="float">
            <text:p>36.9153170585632</text:p>
          </table:table-cell>
        </table:table-row>
        <table:table-row table:style-name="ro1">
          <table:table-cell office:value-type="string" calcext:value-type="string">
            <text:p>20_4_8_2_20</text:p>
          </table:table-cell>
          <table:table-cell office:value-type="float" office:value="523.775" calcext:value-type="float">
            <text:p>523.775</text:p>
          </table:table-cell>
          <table:table-cell office:value-type="float" office:value="523.781037912587" calcext:value-type="float">
            <text:p>523.781037912587</text:p>
          </table:table-cell>
          <table:table-cell office:value-type="float" office:value="-0.00115276838097095" calcext:value-type="float">
            <text:p>-0.001152768380971</text:p>
          </table:table-cell>
          <table:table-cell office:value-type="float" office:value="4.17583703994751" calcext:value-type="float">
            <text:p>4.17583703994751</text:p>
          </table:table-cell>
        </table:table-row>
        <table:table-row table:style-name="ro1">
          <table:table-cell office:value-type="string" calcext:value-type="string">
            <text:p>21_4_8_2_21</text:p>
          </table:table-cell>
          <table:table-cell office:value-type="float" office:value="594.548" calcext:value-type="float">
            <text:p>594.548</text:p>
          </table:table-cell>
          <table:table-cell office:value-type="float" office:value="594.552287462098" calcext:value-type="float">
            <text:p>594.552287462098</text:p>
          </table:table-cell>
          <table:table-cell office:value-type="float" office:value="-0.000721129681367588" calcext:value-type="float">
            <text:p>-0.000721129681368</text:p>
          </table:table-cell>
          <table:table-cell office:value-type="float" office:value="0.490604162216186" calcext:value-type="float">
            <text:p>0.490604162216186</text:p>
          </table:table-cell>
        </table:table-row>
        <table:table-row table:style-name="ro1">
          <table:table-cell office:value-type="string" calcext:value-type="string">
            <text:p>22_4_8_2_22</text:p>
          </table:table-cell>
          <table:table-cell office:value-type="float" office:value="1022.412" calcext:value-type="float">
            <text:p>1022.412</text:p>
          </table:table-cell>
          <table:table-cell office:value-type="float" office:value="1022.42295504465" calcext:value-type="float">
            <text:p>1022.42295504465</text:p>
          </table:table-cell>
          <table:table-cell office:value-type="float" office:value="-0.0010714902260888" calcext:value-type="float">
            <text:p>-0.001071490226089</text:p>
          </table:table-cell>
          <table:table-cell office:value-type="float" office:value="787.697205066681" calcext:value-type="float">
            <text:p>787.697205066681</text:p>
          </table:table-cell>
        </table:table-row>
        <table:table-row table:style-name="ro1">
          <table:table-cell office:value-type="string" calcext:value-type="string">
            <text:p>23_4_8_2_23</text:p>
          </table:table-cell>
          <table:table-cell office:value-type="float" office:value="413.973" calcext:value-type="float">
            <text:p>413.973</text:p>
          </table:table-cell>
          <table:table-cell office:value-type="float" office:value="413.976827228173" calcext:value-type="float">
            <text:p>413.976827228173</text:p>
          </table:table-cell>
          <table:table-cell office:value-type="float" office:value="-0.000924511543708939" calcext:value-type="float">
            <text:p>-0.000924511543709</text:p>
          </table:table-cell>
          <table:table-cell office:value-type="float" office:value="4.68417692184448" calcext:value-type="float">
            <text:p>4.68417692184448</text:p>
          </table:table-cell>
        </table:table-row>
        <table:table-row table:style-name="ro1">
          <table:table-cell office:value-type="string" calcext:value-type="string">
            <text:p>24_4_8_2_24</text:p>
          </table:table-cell>
          <table:table-cell office:value-type="float" office:value="404.295" calcext:value-type="float">
            <text:p>404.295</text:p>
          </table:table-cell>
          <table:table-cell office:value-type="float" office:value="404.297417535123" calcext:value-type="float">
            <text:p>404.297417535123</text:p>
          </table:table-cell>
          <table:table-cell office:value-type="float" office:value="-0.000597963151443687" calcext:value-type="float">
            <text:p>-0.000597963151444</text:p>
          </table:table-cell>
          <table:table-cell office:value-type="float" office:value="2.23065185546875" calcext:value-type="float">
            <text:p>2.23065185546875</text:p>
          </table:table-cell>
        </table:table-row>
        <table:table-row table:style-name="ro1">
          <table:table-cell office:value-type="string" calcext:value-type="string">
            <text:p>25_4_8_2_25</text:p>
          </table:table-cell>
          <table:table-cell office:value-type="float" office:value="587.343" calcext:value-type="float">
            <text:p>587.343</text:p>
          </table:table-cell>
          <table:table-cell office:value-type="float" office:value="587.348529382175" calcext:value-type="float">
            <text:p>587.348529382175</text:p>
          </table:table-cell>
          <table:table-cell office:value-type="float" office:value="-0.000941423014385483" calcext:value-type="float">
            <text:p>-0.000941423014385</text:p>
          </table:table-cell>
          <table:table-cell office:value-type="float" office:value="13.7617881298065" calcext:value-type="float">
            <text:p>13.7617881298065</text:p>
          </table:table-cell>
        </table:table-row>
        <table:table-row table:style-name="ro1">
          <table:table-cell office:value-type="string" calcext:value-type="string">
            <text:p>26_4_8_2_26</text:p>
          </table:table-cell>
          <table:table-cell office:value-type="float" office:value="507.798" calcext:value-type="float">
            <text:p>507.798</text:p>
          </table:table-cell>
          <table:table-cell office:value-type="float" office:value="507.801129104343" calcext:value-type="float">
            <text:p>507.801129104343</text:p>
          </table:table-cell>
          <table:table-cell office:value-type="float" office:value="-0.000616210450421523" calcext:value-type="float">
            <text:p>-0.000616210450422</text:p>
          </table:table-cell>
          <table:table-cell office:value-type="float" office:value="0.49748682975769" calcext:value-type="float">
            <text:p>0.49748682975769</text:p>
          </table:table-cell>
        </table:table-row>
        <table:table-row table:style-name="ro1">
          <table:table-cell office:value-type="string" calcext:value-type="string">
            <text:p>27_4_8_2_27</text:p>
          </table:table-cell>
          <table:table-cell office:value-type="float" office:value="554.623" calcext:value-type="float">
            <text:p>554.623</text:p>
          </table:table-cell>
          <table:table-cell office:value-type="float" office:value="554.629282082392" calcext:value-type="float">
            <text:p>554.629282082392</text:p>
          </table:table-cell>
          <table:table-cell office:value-type="float" office:value="-0.00113267614074609" calcext:value-type="float">
            <text:p>-0.001132676140746</text:p>
          </table:table-cell>
          <table:table-cell office:value-type="float" office:value="5.23093390464783" calcext:value-type="float">
            <text:p>5.23093390464783</text:p>
          </table:table-cell>
        </table:table-row>
        <table:table-row table:style-name="ro1">
          <table:table-cell office:value-type="string" calcext:value-type="string">
            <text:p>28_4_8_2_28</text:p>
          </table:table-cell>
          <table:table-cell office:value-type="float" office:value="545.708" calcext:value-type="float">
            <text:p>545.708</text:p>
          </table:table-cell>
          <table:table-cell office:value-type="float" office:value="545.715619253542" calcext:value-type="float">
            <text:p>545.715619253542</text:p>
          </table:table-cell>
          <table:table-cell office:value-type="float" office:value="-0.00139621437514496" calcext:value-type="float">
            <text:p>-0.001396214375145</text:p>
          </table:table-cell>
          <table:table-cell office:value-type="float" office:value="7.73697710037231" calcext:value-type="float">
            <text:p>7.73697710037231</text:p>
          </table:table-cell>
        </table:table-row>
        <table:table-row table:style-name="ro1">
          <table:table-cell office:value-type="string" calcext:value-type="string">
            <text:p>29_4_8_2_29</text:p>
          </table:table-cell>
          <table:table-cell office:value-type="float" office:value="362.351" calcext:value-type="float">
            <text:p>362.351</text:p>
          </table:table-cell>
          <table:table-cell office:value-type="float" office:value="362.354179520312" calcext:value-type="float">
            <text:p>362.354179520312</text:p>
          </table:table-cell>
          <table:table-cell office:value-type="float" office:value="-0.000877469721762947" calcext:value-type="float">
            <text:p>-0.000877469721763</text:p>
          </table:table-cell>
          <table:table-cell office:value-type="float" office:value="0.338881015777588" calcext:value-type="float">
            <text:p>0.338881015777588</text:p>
          </table:table-cell>
        </table:table-row>
        <table:table-row table:style-name="ro1">
          <table:table-cell office:value-type="string" calcext:value-type="string">
            <text:p>30_4_8_4_0</text:p>
          </table:table-cell>
          <table:table-cell office:value-type="float" office:value="847.661" calcext:value-type="float">
            <text:p>847.661</text:p>
          </table:table-cell>
          <table:table-cell office:value-type="float" office:value="847.671029467083" calcext:value-type="float">
            <text:p>847.671029467083</text:p>
          </table:table-cell>
          <table:table-cell office:value-type="float" office:value="-0.00118319317306626" calcext:value-type="float">
            <text:p>-0.001183193173066</text:p>
          </table:table-cell>
          <table:table-cell office:value-type="float" office:value="15.6898949146271" calcext:value-type="float">
            <text:p>15.6898949146271</text:p>
          </table:table-cell>
        </table:table-row>
        <table:table-row table:style-name="ro1">
          <table:table-cell office:value-type="string" calcext:value-type="string">
            <text:p>31_4_8_4_1</text:p>
          </table:table-cell>
          <table:table-cell office:value-type="float" office:value="609.882" calcext:value-type="float">
            <text:p>609.882</text:p>
          </table:table-cell>
          <table:table-cell office:value-type="float" office:value="609.889248363588" calcext:value-type="float">
            <text:p>609.889248363588</text:p>
          </table:table-cell>
          <table:table-cell office:value-type="float" office:value="-0.00118848622979838" calcext:value-type="float">
            <text:p>-0.001188486229798</text:p>
          </table:table-cell>
          <table:table-cell office:value-type="float" office:value="0.800894021987915" calcext:value-type="float">
            <text:p>0.800894021987915</text:p>
          </table:table-cell>
        </table:table-row>
        <table:table-row table:style-name="ro1">
          <table:table-cell office:value-type="string" calcext:value-type="string">
            <text:p>32_4_8_4_2</text:p>
          </table:table-cell>
          <table:table-cell office:value-type="float" office:value="728.61" calcext:value-type="float">
            <text:p>728.61</text:p>
          </table:table-cell>
          <table:table-cell office:value-type="float" office:value="728.616816596537" calcext:value-type="float">
            <text:p>728.616816596537</text:p>
          </table:table-cell>
          <table:table-cell office:value-type="float" office:value="-0.000935561759662661" calcext:value-type="float">
            <text:p>-0.000935561759663</text:p>
          </table:table-cell>
          <table:table-cell office:value-type="float" office:value="101.098555088043" calcext:value-type="float">
            <text:p>101.098555088043</text:p>
          </table:table-cell>
        </table:table-row>
        <table:table-row table:style-name="ro1">
          <table:table-cell office:value-type="string" calcext:value-type="string">
            <text:p>33_4_8_4_3</text:p>
          </table:table-cell>
          <table:table-cell office:value-type="float" office:value="774.42" calcext:value-type="float">
            <text:p>774.42</text:p>
          </table:table-cell>
          <table:table-cell office:value-type="float" office:value="774.427950474133" calcext:value-type="float">
            <text:p>774.427950474133</text:p>
          </table:table-cell>
          <table:table-cell office:value-type="float" office:value="-0.001026635951097" calcext:value-type="float">
            <text:p>-0.001026635951097</text:p>
          </table:table-cell>
          <table:table-cell office:value-type="float" office:value="38.7954139709473" calcext:value-type="float">
            <text:p>38.7954139709473</text:p>
          </table:table-cell>
        </table:table-row>
        <table:table-row table:style-name="ro1">
          <table:table-cell office:value-type="string" calcext:value-type="string">
            <text:p>34_4_8_4_4</text:p>
          </table:table-cell>
          <table:table-cell office:value-type="float" office:value="633.588" calcext:value-type="float">
            <text:p>633.588</text:p>
          </table:table-cell>
          <table:table-cell office:value-type="float" office:value="633.593446877159" calcext:value-type="float">
            <text:p>633.593446877159</text:p>
          </table:table-cell>
          <table:table-cell office:value-type="float" office:value="-0.00085968755081266" calcext:value-type="float">
            <text:p>-0.000859687550813</text:p>
          </table:table-cell>
          <table:table-cell office:value-type="float" office:value="1.74528098106384" calcext:value-type="float">
            <text:p>1.74528098106384</text:p>
          </table:table-cell>
        </table:table-row>
        <table:table-row table:style-name="ro1">
          <table:table-cell office:value-type="string" calcext:value-type="string">
            <text:p>35_4_8_4_5</text:p>
          </table:table-cell>
          <table:table-cell office:value-type="float" office:value="668.658" calcext:value-type="float">
            <text:p>668.658</text:p>
          </table:table-cell>
          <table:table-cell office:value-type="float" office:value="668.662240981979" calcext:value-type="float">
            <text:p>668.662240981979</text:p>
          </table:table-cell>
          <table:table-cell office:value-type="float" office:value="-0.000634252783788375" calcext:value-type="float">
            <text:p>-0.000634252783788</text:p>
          </table:table-cell>
          <table:table-cell office:value-type="float" office:value="4.35045099258423" calcext:value-type="float">
            <text:p>4.35045099258423</text:p>
          </table:table-cell>
        </table:table-row>
        <table:table-row table:style-name="ro1">
          <table:table-cell office:value-type="string" calcext:value-type="string">
            <text:p>36_4_8_4_6</text:p>
          </table:table-cell>
          <table:table-cell office:value-type="float" office:value="635.644" calcext:value-type="float">
            <text:p>635.644</text:p>
          </table:table-cell>
          <table:table-cell office:value-type="float" office:value="635.655365572018" calcext:value-type="float">
            <text:p>635.655365572018</text:p>
          </table:table-cell>
          <table:table-cell office:value-type="float" office:value="-0.00178804047830138" calcext:value-type="float">
            <text:p>-0.001788040478301</text:p>
          </table:table-cell>
          <table:table-cell office:value-type="float" office:value="10.189521074295" calcext:value-type="float">
            <text:p>10.189521074295</text:p>
          </table:table-cell>
        </table:table-row>
        <table:table-row table:style-name="ro1">
          <table:table-cell office:value-type="string" calcext:value-type="string">
            <text:p>37_4_8_4_7</text:p>
          </table:table-cell>
          <table:table-cell office:value-type="float" office:value="783.822" calcext:value-type="float">
            <text:p>783.822</text:p>
          </table:table-cell>
          <table:table-cell office:value-type="float" office:value="783.827767741559" calcext:value-type="float">
            <text:p>783.827767741559</text:p>
          </table:table-cell>
          <table:table-cell office:value-type="float" office:value="-0.000735848388905154" calcext:value-type="float">
            <text:p>-0.000735848388905</text:p>
          </table:table-cell>
          <table:table-cell office:value-type="float" office:value="20.0524880886078" calcext:value-type="float">
            <text:p>20.0524880886078</text:p>
          </table:table-cell>
        </table:table-row>
        <table:table-row table:style-name="ro1">
          <table:table-cell office:value-type="string" calcext:value-type="string">
            <text:p>38_4_8_4_8</text:p>
          </table:table-cell>
          <table:table-cell office:value-type="float" office:value="757.375" calcext:value-type="float">
            <text:p>757.375</text:p>
          </table:table-cell>
          <table:table-cell office:value-type="float" office:value="757.382518879452" calcext:value-type="float">
            <text:p>757.382518879452</text:p>
          </table:table-cell>
          <table:table-cell office:value-type="float" office:value="-0.00099275516773002" calcext:value-type="float">
            <text:p>-0.00099275516773</text:p>
          </table:table-cell>
          <table:table-cell office:value-type="float" office:value="8.4753680229187" calcext:value-type="float">
            <text:p>8.4753680229187</text:p>
          </table:table-cell>
        </table:table-row>
        <table:table-row table:style-name="ro1">
          <table:table-cell office:value-type="string" calcext:value-type="string">
            <text:p>39_4_8_4_9</text:p>
          </table:table-cell>
          <table:table-cell office:value-type="float" office:value="900.663" calcext:value-type="float">
            <text:p>900.663</text:p>
          </table:table-cell>
          <table:table-cell office:value-type="float" office:value="900.673590604138" calcext:value-type="float">
            <text:p>900.673590604138</text:p>
          </table:table-cell>
          <table:table-cell office:value-type="float" office:value="-0.00117586757061401" calcext:value-type="float">
            <text:p>-0.001175867570614</text:p>
          </table:table-cell>
          <table:table-cell office:value-type="float" office:value="466.73939704895" calcext:value-type="float">
            <text:p>466.73939704895</text:p>
          </table:table-cell>
        </table:table-row>
        <table:table-row table:style-name="ro1">
          <table:table-cell office:value-type="string" calcext:value-type="string">
            <text:p>40_4_8_4_10</text:p>
          </table:table-cell>
          <table:table-cell office:value-type="float" office:value="426.721" calcext:value-type="float">
            <text:p>426.721</text:p>
          </table:table-cell>
          <table:table-cell office:value-type="float" office:value="426.728287597524" calcext:value-type="float">
            <text:p>426.728287597524</text:p>
          </table:table-cell>
          <table:table-cell office:value-type="float" office:value="-0.0017078131904177" calcext:value-type="float">
            <text:p>-0.001707813190418</text:p>
          </table:table-cell>
          <table:table-cell office:value-type="float" office:value="42.9227240085602" calcext:value-type="float">
            <text:p>42.9227240085602</text:p>
          </table:table-cell>
        </table:table-row>
        <table:table-row table:style-name="ro1">
          <table:table-cell office:value-type="string" calcext:value-type="string">
            <text:p>41_4_8_4_11</text:p>
          </table:table-cell>
          <table:table-cell office:value-type="float" office:value="786.115" calcext:value-type="float">
            <text:p>786.115</text:p>
          </table:table-cell>
          <table:table-cell office:value-type="float" office:value="786.122120845304" calcext:value-type="float">
            <text:p>786.122120845304</text:p>
          </table:table-cell>
          <table:table-cell office:value-type="float" office:value="-0.000905827430356066" calcext:value-type="float">
            <text:p>-0.000905827430356</text:p>
          </table:table-cell>
          <table:table-cell office:value-type="float" office:value="14.9011540412903" calcext:value-type="float">
            <text:p>14.9011540412903</text:p>
          </table:table-cell>
        </table:table-row>
        <table:table-row table:style-name="ro1">
          <table:table-cell office:value-type="string" calcext:value-type="string">
            <text:p>42_4_8_4_12</text:p>
          </table:table-cell>
          <table:table-cell office:value-type="float" office:value="495.643" calcext:value-type="float">
            <text:p>495.643</text:p>
          </table:table-cell>
          <table:table-cell office:value-type="float" office:value="495.649533391478" calcext:value-type="float">
            <text:p>495.649533391478</text:p>
          </table:table-cell>
          <table:table-cell office:value-type="float" office:value="-0.0013181647834436" calcext:value-type="float">
            <text:p>-0.001318164783444</text:p>
          </table:table-cell>
          <table:table-cell office:value-type="float" office:value="0.400743961334229" calcext:value-type="float">
            <text:p>0.400743961334229</text:p>
          </table:table-cell>
        </table:table-row>
        <table:table-row table:style-name="ro1">
          <table:table-cell office:value-type="string" calcext:value-type="string">
            <text:p>43_4_8_4_13</text:p>
          </table:table-cell>
          <table:table-cell office:value-type="float" office:value="557.494" calcext:value-type="float">
            <text:p>557.494</text:p>
          </table:table-cell>
          <table:table-cell office:value-type="float" office:value="557.500839722705" calcext:value-type="float">
            <text:p>557.500839722705</text:p>
          </table:table-cell>
          <table:table-cell office:value-type="float" office:value="-0.00122686929451077" calcext:value-type="float">
            <text:p>-0.001226869294511</text:p>
          </table:table-cell>
          <table:table-cell office:value-type="float" office:value="2.05659818649292" calcext:value-type="float">
            <text:p>2.05659818649292</text:p>
          </table:table-cell>
        </table:table-row>
        <table:table-row table:style-name="ro1">
          <table:table-cell office:value-type="string" calcext:value-type="string">
            <text:p>44_4_8_4_14</text:p>
          </table:table-cell>
          <table:table-cell office:value-type="float" office:value="825.741" calcext:value-type="float">
            <text:p>825.741</text:p>
          </table:table-cell>
          <table:table-cell office:value-type="float" office:value="825.746390962479" calcext:value-type="float">
            <text:p>825.746390962479</text:p>
          </table:table-cell>
          <table:table-cell office:value-type="float" office:value="-0.000652863607253194" calcext:value-type="float">
            <text:p>-0.000652863607253</text:p>
          </table:table-cell>
          <table:table-cell office:value-type="float" office:value="3.54169583320618" calcext:value-type="float">
            <text:p>3.54169583320618</text:p>
          </table:table-cell>
        </table:table-row>
        <table:table-row table:style-name="ro1">
          <table:table-cell office:value-type="string" calcext:value-type="string">
            <text:p>45_4_8_4_15</text:p>
          </table:table-cell>
          <table:table-cell office:value-type="float" office:value="981.731" calcext:value-type="float">
            <text:p>981.731</text:p>
          </table:table-cell>
          <table:table-cell office:value-type="float" office:value="981.738059407714" calcext:value-type="float">
            <text:p>981.738059407714</text:p>
          </table:table-cell>
          <table:table-cell office:value-type="float" office:value="-0.00071907760008694" calcext:value-type="float">
            <text:p>-0.000719077600087</text:p>
          </table:table-cell>
          <table:table-cell office:value-type="float" office:value="1.71570897102356" calcext:value-type="float">
            <text:p>1.71570897102356</text:p>
          </table:table-cell>
        </table:table-row>
        <table:table-row table:style-name="ro1">
          <table:table-cell office:value-type="string" calcext:value-type="string">
            <text:p>46_4_8_4_16</text:p>
          </table:table-cell>
          <table:table-cell office:value-type="float" office:value="647.471" calcext:value-type="float">
            <text:p>647.471</text:p>
          </table:table-cell>
          <table:table-cell office:value-type="float" office:value="647.478804468286" calcext:value-type="float">
            <text:p>647.478804468286</text:p>
          </table:table-cell>
          <table:table-cell office:value-type="float" office:value="-0.00120537727348324" calcext:value-type="float">
            <text:p>-0.001205377273483</text:p>
          </table:table-cell>
          <table:table-cell office:value-type="float" office:value="15.8545949459076" calcext:value-type="float">
            <text:p>15.8545949459076</text:p>
          </table:table-cell>
        </table:table-row>
        <table:table-row table:style-name="ro1">
          <table:table-cell office:value-type="string" calcext:value-type="string">
            <text:p>47_4_8_4_17</text:p>
          </table:table-cell>
          <table:table-cell office:value-type="float" office:value="549.688" calcext:value-type="float">
            <text:p>549.688</text:p>
          </table:table-cell>
          <table:table-cell office:value-type="float" office:value="549.697011954996" calcext:value-type="float">
            <text:p>549.697011954996</text:p>
          </table:table-cell>
          <table:table-cell office:value-type="float" office:value="-0.00163946729708969" calcext:value-type="float">
            <text:p>-0.00163946729709</text:p>
          </table:table-cell>
          <table:table-cell office:value-type="float" office:value="32.0159749984741" calcext:value-type="float">
            <text:p>32.0159749984741</text:p>
          </table:table-cell>
        </table:table-row>
        <table:table-row table:style-name="ro1">
          <table:table-cell office:value-type="string" calcext:value-type="string">
            <text:p>48_4_8_4_18</text:p>
          </table:table-cell>
          <table:table-cell office:value-type="float" office:value="704.974" calcext:value-type="float">
            <text:p>704.974</text:p>
          </table:table-cell>
          <table:table-cell office:value-type="float" office:value="704.979786227163" calcext:value-type="float">
            <text:p>704.979786227163</text:p>
          </table:table-cell>
          <table:table-cell office:value-type="float" office:value="-0.000820771711133136" calcext:value-type="float">
            <text:p>-0.000820771711133</text:p>
          </table:table-cell>
          <table:table-cell office:value-type="float" office:value="3.10228800773621" calcext:value-type="float">
            <text:p>3.10228800773621</text:p>
          </table:table-cell>
        </table:table-row>
        <table:table-row table:style-name="ro1">
          <table:table-cell office:value-type="string" calcext:value-type="string">
            <text:p>49_4_8_4_19</text:p>
          </table:table-cell>
          <table:table-cell office:value-type="float" office:value="640.906" calcext:value-type="float">
            <text:p>640.906</text:p>
          </table:table-cell>
          <table:table-cell office:value-type="float" office:value="640.910311783453" calcext:value-type="float">
            <text:p>640.910311783453</text:p>
          </table:table-cell>
          <table:table-cell office:value-type="float" office:value="-0.00067276378335009" calcext:value-type="float">
            <text:p>-0.00067276378335</text:p>
          </table:table-cell>
          <table:table-cell office:value-type="float" office:value="2.31895017623901" calcext:value-type="float">
            <text:p>2.31895017623901</text:p>
          </table:table-cell>
        </table:table-row>
        <table:table-row table:style-name="ro1">
          <table:table-cell office:value-type="string" calcext:value-type="string">
            <text:p>50_4_8_4_20</text:p>
          </table:table-cell>
          <table:table-cell office:value-type="float" office:value="420.358" calcext:value-type="float">
            <text:p>420.358</text:p>
          </table:table-cell>
          <table:table-cell office:value-type="float" office:value="420.363819949388" calcext:value-type="float">
            <text:p>420.363819949388</text:p>
          </table:table-cell>
          <table:table-cell office:value-type="float" office:value="-0.0013845220949521" calcext:value-type="float">
            <text:p>-0.001384522094952</text:p>
          </table:table-cell>
          <table:table-cell office:value-type="float" office:value="2.98714518547058" calcext:value-type="float">
            <text:p>2.98714518547058</text:p>
          </table:table-cell>
        </table:table-row>
        <table:table-row table:style-name="ro1">
          <table:table-cell office:value-type="string" calcext:value-type="string">
            <text:p>51_4_8_4_21</text:p>
          </table:table-cell>
          <table:table-cell office:value-type="float" office:value="755.632" calcext:value-type="float">
            <text:p>755.632</text:p>
          </table:table-cell>
          <table:table-cell office:value-type="float" office:value="755.641878645995" calcext:value-type="float">
            <text:p>755.641878645995</text:p>
          </table:table-cell>
          <table:table-cell office:value-type="float" office:value="-0.00130733558073241" calcext:value-type="float">
            <text:p>-0.001307335580732</text:p>
          </table:table-cell>
          <table:table-cell office:value-type="float" office:value="34.5751008987427" calcext:value-type="float">
            <text:p>34.5751008987427</text:p>
          </table:table-cell>
        </table:table-row>
        <table:table-row table:style-name="ro1">
          <table:table-cell office:value-type="string" calcext:value-type="string">
            <text:p>52_4_8_4_22</text:p>
          </table:table-cell>
          <table:table-cell office:value-type="float" office:value="658.562" calcext:value-type="float">
            <text:p>658.562</text:p>
          </table:table-cell>
          <table:table-cell office:value-type="float" office:value="658.568282081935" calcext:value-type="float">
            <text:p>658.568282081935</text:p>
          </table:table-cell>
          <table:table-cell office:value-type="float" office:value="-0.000953908961470856" calcext:value-type="float">
            <text:p>-0.000953908961471</text:p>
          </table:table-cell>
          <table:table-cell office:value-type="float" office:value="6476.73018407822" calcext:value-type="float">
            <text:p>6476.73018407822</text:p>
          </table:table-cell>
        </table:table-row>
        <table:table-row table:style-name="ro1">
          <table:table-cell office:value-type="string" calcext:value-type="string">
            <text:p>53_4_8_4_23</text:p>
          </table:table-cell>
          <table:table-cell office:value-type="float" office:value="850.44" calcext:value-type="float">
            <text:p>850.44</text:p>
          </table:table-cell>
          <table:table-cell office:value-type="float" office:value="850.447517919997" calcext:value-type="float">
            <text:p>850.447517919997</text:p>
          </table:table-cell>
          <table:table-cell office:value-type="float" office:value="-0.000884003574305808" calcext:value-type="float">
            <text:p>-0.000884003574306</text:p>
          </table:table-cell>
          <table:table-cell office:value-type="float" office:value="21.6340849399567" calcext:value-type="float">
            <text:p>21.6340849399567</text:p>
          </table:table-cell>
        </table:table-row>
        <table:table-row table:style-name="ro1">
          <table:table-cell office:value-type="string" calcext:value-type="string">
            <text:p>54_4_8_4_24</text:p>
          </table:table-cell>
          <table:table-cell office:value-type="float" office:value="667.563" calcext:value-type="float">
            <text:p>667.563</text:p>
          </table:table-cell>
          <table:table-cell office:value-type="float" office:value="667.57161503383" calcext:value-type="float">
            <text:p>667.57161503383</text:p>
          </table:table-cell>
          <table:table-cell office:value-type="float" office:value="-0.00129051997038023" calcext:value-type="float">
            <text:p>-0.00129051997038</text:p>
          </table:table-cell>
          <table:table-cell office:value-type="float" office:value="0.512878894805908" calcext:value-type="float">
            <text:p>0.512878894805908</text:p>
          </table:table-cell>
        </table:table-row>
        <table:table-row table:style-name="ro1">
          <table:table-cell office:value-type="string" calcext:value-type="string">
            <text:p>55_4_8_4_25</text:p>
          </table:table-cell>
          <table:table-cell office:value-type="float" office:value="767.327" calcext:value-type="float">
            <text:p>767.327</text:p>
          </table:table-cell>
          <table:table-cell office:value-type="float" office:value="767.334854748956" calcext:value-type="float">
            <text:p>767.334854748956</text:p>
          </table:table-cell>
          <table:table-cell office:value-type="float" office:value="-0.00102365079762327" calcext:value-type="float">
            <text:p>-0.001023650797623</text:p>
          </table:table-cell>
          <table:table-cell office:value-type="float" office:value="31.6901528835297" calcext:value-type="float">
            <text:p>31.6901528835297</text:p>
          </table:table-cell>
        </table:table-row>
        <table:table-row table:style-name="ro1">
          <table:table-cell office:value-type="string" calcext:value-type="string">
            <text:p>56_4_8_4_26</text:p>
          </table:table-cell>
          <table:table-cell office:value-type="float" office:value="520.488" calcext:value-type="float">
            <text:p>520.488</text:p>
          </table:table-cell>
          <table:table-cell office:value-type="float" office:value="520.492907704498" calcext:value-type="float">
            <text:p>520.492907704498</text:p>
          </table:table-cell>
          <table:table-cell office:value-type="float" office:value="-0.00094290444691682" calcext:value-type="float">
            <text:p>-0.000942904446917</text:p>
          </table:table-cell>
          <table:table-cell office:value-type="float" office:value="0.124868154525757" calcext:value-type="float">
            <text:p>0.124868154525757</text:p>
          </table:table-cell>
        </table:table-row>
        <table:table-row table:style-name="ro1">
          <table:table-cell office:value-type="string" calcext:value-type="string">
            <text:p>57_4_8_4_27</text:p>
          </table:table-cell>
          <table:table-cell office:value-type="float" office:value="643.588" calcext:value-type="float">
            <text:p>643.588</text:p>
          </table:table-cell>
          <table:table-cell office:value-type="float" office:value="643.593876696182" calcext:value-type="float">
            <text:p>643.593876696182</text:p>
          </table:table-cell>
          <table:table-cell office:value-type="float" office:value="-0.000913114629614032" calcext:value-type="float">
            <text:p>-0.000913114629614</text:p>
          </table:table-cell>
          <table:table-cell office:value-type="float" office:value="6.740807056427" calcext:value-type="float">
            <text:p>6.740807056427</text:p>
          </table:table-cell>
        </table:table-row>
        <table:table-row table:style-name="ro1">
          <table:table-cell office:value-type="string" calcext:value-type="string">
            <text:p>58_4_8_4_28</text:p>
          </table:table-cell>
          <table:table-cell office:value-type="float" office:value="450.506" calcext:value-type="float">
            <text:p>450.506</text:p>
          </table:table-cell>
          <table:table-cell office:value-type="float" office:value="450.514486021121" calcext:value-type="float">
            <text:p>450.514486021121</text:p>
          </table:table-cell>
          <table:table-cell office:value-type="float" office:value="-0.001883664395388" calcext:value-type="float">
            <text:p>-0.001883664395388</text:p>
          </table:table-cell>
          <table:table-cell office:value-type="float" office:value="1.68233609199524" calcext:value-type="float">
            <text:p>1.68233609199524</text:p>
          </table:table-cell>
        </table:table-row>
        <table:table-row table:style-name="ro1">
          <table:table-cell office:value-type="string" calcext:value-type="string">
            <text:p>59_4_8_4_29</text:p>
          </table:table-cell>
          <table:table-cell office:value-type="float" office:value="770.832" calcext:value-type="float">
            <text:p>770.832</text:p>
          </table:table-cell>
          <table:table-cell office:value-type="float" office:value="770.840936189094" calcext:value-type="float">
            <text:p>770.840936189094</text:p>
          </table:table-cell>
          <table:table-cell office:value-type="float" office:value="-0.00115929140130017" calcext:value-type="float">
            <text:p>-0.0011592914013</text:p>
          </table:table-cell>
          <table:table-cell office:value-type="float" office:value="24.4061181545258" calcext:value-type="float">
            <text:p>24.4061181545258</text:p>
          </table:table-cell>
        </table:table-row>
        <table:table-row table:style-name="ro1">
          <table:table-cell office:value-type="string" calcext:value-type="string">
            <text:p>60_4_8_8_0</text:p>
          </table:table-cell>
          <table:table-cell office:value-type="float" office:value="773.683" calcext:value-type="float">
            <text:p>773.683</text:p>
          </table:table-cell>
          <table:table-cell office:value-type="float" office:value="773.689218354984" calcext:value-type="float">
            <text:p>773.689218354984</text:p>
          </table:table-cell>
          <table:table-cell office:value-type="float" office:value="-0.000803734214682857" calcext:value-type="float">
            <text:p>-0.000803734214683</text:p>
          </table:table-cell>
          <table:table-cell office:value-type="float" office:value="58.9024140834808" calcext:value-type="float">
            <text:p>58.9024140834808</text:p>
          </table:table-cell>
        </table:table-row>
        <table:table-row table:style-name="ro1">
          <table:table-cell office:value-type="string" calcext:value-type="string">
            <text:p>61_4_8_8_1</text:p>
          </table:table-cell>
          <table:table-cell office:value-type="float" office:value="818.334" calcext:value-type="float">
            <text:p>818.334</text:p>
          </table:table-cell>
          <table:table-cell office:value-type="float" office:value="818.341574555585" calcext:value-type="float">
            <text:p>818.341574555585</text:p>
          </table:table-cell>
          <table:table-cell office:value-type="float" office:value="-0.0009256068530622" calcext:value-type="float">
            <text:p>-0.000925606853062</text:p>
          </table:table-cell>
          <table:table-cell office:value-type="float" office:value="29.9021430015564" calcext:value-type="float">
            <text:p>29.9021430015564</text:p>
          </table:table-cell>
        </table:table-row>
        <table:table-row table:style-name="ro1">
          <table:table-cell office:value-type="string" calcext:value-type="string">
            <text:p>62_4_8_8_2</text:p>
          </table:table-cell>
          <table:table-cell office:value-type="float" office:value="869.046" calcext:value-type="float">
            <text:p>869.046</text:p>
          </table:table-cell>
          <table:table-cell office:value-type="float" office:value="869.055038635444" calcext:value-type="float">
            <text:p>869.055038635444</text:p>
          </table:table-cell>
          <table:table-cell office:value-type="float" office:value="-0.00104006409834292" calcext:value-type="float">
            <text:p>-0.001040064098343</text:p>
          </table:table-cell>
          <table:table-cell office:value-type="float" office:value="1417.45159387589" calcext:value-type="float">
            <text:p>1417.45159387589</text:p>
          </table:table-cell>
        </table:table-row>
        <table:table-row table:style-name="ro1">
          <table:table-cell office:value-type="string" calcext:value-type="string">
            <text:p>63_4_8_8_3</text:p>
          </table:table-cell>
          <table:table-cell office:value-type="float" office:value="870.153" calcext:value-type="float">
            <text:p>870.153</text:p>
          </table:table-cell>
          <table:table-cell office:value-type="float" office:value="870.163470304767" calcext:value-type="float">
            <text:p>870.163470304767</text:p>
          </table:table-cell>
          <table:table-cell office:value-type="float" office:value="-0.00120327169667026" calcext:value-type="float">
            <text:p>-0.00120327169667</text:p>
          </table:table-cell>
          <table:table-cell office:value-type="float" office:value="214.9017329216" calcext:value-type="float">
            <text:p>214.9017329216</text:p>
          </table:table-cell>
        </table:table-row>
        <table:table-row table:style-name="ro1">
          <table:table-cell office:value-type="string" calcext:value-type="string">
            <text:p>64_4_8_8_4</text:p>
          </table:table-cell>
          <table:table-cell office:value-type="float" office:value="1055.583" calcext:value-type="float">
            <text:p>1055.583</text:p>
          </table:table-cell>
          <table:table-cell office:value-type="float" office:value="1055.59712524458" calcext:value-type="float">
            <text:p>1055.59712524458</text:p>
          </table:table-cell>
          <table:table-cell office:value-type="float" office:value="-0.00133814627374467" calcext:value-type="float">
            <text:p>-0.001338146273745</text:p>
          </table:table-cell>
          <table:table-cell office:value-type="float" office:value="7575.28181815147" calcext:value-type="float">
            <text:p>7575.28181815147</text:p>
          </table:table-cell>
        </table:table-row>
        <table:table-row table:style-name="ro1">
          <table:table-cell office:value-type="string" calcext:value-type="string">
            <text:p>65_4_8_8_5</text:p>
          </table:table-cell>
          <table:table-cell office:value-type="float" office:value="625.046" calcext:value-type="float">
            <text:p>625.046</text:p>
          </table:table-cell>
          <table:table-cell office:value-type="float" office:value="625.054913581767" calcext:value-type="float">
            <text:p>625.054913581767</text:p>
          </table:table-cell>
          <table:table-cell office:value-type="float" office:value="-0.00142606812411354" calcext:value-type="float">
            <text:p>-0.001426068124114</text:p>
          </table:table-cell>
          <table:table-cell office:value-type="float" office:value="46.2067799568176" calcext:value-type="float">
            <text:p>46.2067799568176</text:p>
          </table:table-cell>
        </table:table-row>
        <table:table-row table:style-name="ro1">
          <table:table-cell office:value-type="string" calcext:value-type="string">
            <text:p>66_4_8_8_6</text:p>
          </table:table-cell>
          <table:table-cell office:value-type="float" office:value="556.538" calcext:value-type="float">
            <text:p>556.538</text:p>
          </table:table-cell>
          <table:table-cell office:value-type="float" office:value="556.545978413897" calcext:value-type="float">
            <text:p>556.545978413897</text:p>
          </table:table-cell>
          <table:table-cell office:value-type="float" office:value="-0.00143357935964491" calcext:value-type="float">
            <text:p>-0.001433579359645</text:p>
          </table:table-cell>
          <table:table-cell office:value-type="float" office:value="603.155224084854" calcext:value-type="float">
            <text:p>603.155224084854</text:p>
          </table:table-cell>
        </table:table-row>
        <table:table-row table:style-name="ro1">
          <table:table-cell office:value-type="string" calcext:value-type="string">
            <text:p>67_4_8_8_7</text:p>
          </table:table-cell>
          <table:table-cell office:value-type="float" office:value="780.962" calcext:value-type="float">
            <text:p>780.962</text:p>
          </table:table-cell>
          <table:table-cell office:value-type="float" office:value="780.97357993871" calcext:value-type="float">
            <text:p>780.97357993871</text:p>
          </table:table-cell>
          <table:table-cell office:value-type="float" office:value="-0.00148277876646444" calcext:value-type="float">
            <text:p>-0.001482778766464</text:p>
          </table:table-cell>
          <table:table-cell office:value-type="float" office:value="92.0965278148651" calcext:value-type="float">
            <text:p>92.0965278148651</text:p>
          </table:table-cell>
        </table:table-row>
        <table:table-row table:style-name="ro1">
          <table:table-cell office:value-type="string" calcext:value-type="string">
            <text:p>68_4_8_8_8</text:p>
          </table:table-cell>
          <table:table-cell office:value-type="float" office:value="786.795" calcext:value-type="float">
            <text:p>786.795</text:p>
          </table:table-cell>
          <table:table-cell office:value-type="float" office:value="786.805936245632" calcext:value-type="float">
            <text:p>786.805936245632</text:p>
          </table:table-cell>
          <table:table-cell office:value-type="float" office:value="-0.00138997396176626" calcext:value-type="float">
            <text:p>-0.001389973961766</text:p>
          </table:table-cell>
          <table:table-cell office:value-type="float" office:value="628.840235948563" calcext:value-type="float">
            <text:p>628.840235948563</text:p>
          </table:table-cell>
        </table:table-row>
        <table:table-row table:style-name="ro1">
          <table:table-cell office:value-type="string" calcext:value-type="string">
            <text:p>69_4_8_8_9</text:p>
          </table:table-cell>
          <table:table-cell office:value-type="float" office:value="776.004" calcext:value-type="float">
            <text:p>776.004</text:p>
          </table:table-cell>
          <table:table-cell office:value-type="float" office:value="776.014535623687" calcext:value-type="float">
            <text:p>776.014535623687</text:p>
          </table:table-cell>
          <table:table-cell office:value-type="float" office:value="-0.00135767646651908" calcext:value-type="float">
            <text:p>-0.001357676466519</text:p>
          </table:table-cell>
          <table:table-cell office:value-type="float" office:value="76.0933289527893" calcext:value-type="float">
            <text:p>76.0933289527893</text:p>
          </table:table-cell>
        </table:table-row>
        <table:table-row table:style-name="ro1">
          <table:table-cell office:value-type="string" calcext:value-type="string">
            <text:p>70_4_8_8_10</text:p>
          </table:table-cell>
          <table:table-cell office:value-type="float" office:value="1156.597" calcext:value-type="float">
            <text:p>1156.597</text:p>
          </table:table-cell>
          <table:table-cell office:value-type="float" office:value="1156.60843520759" calcext:value-type="float">
            <text:p>1156.60843520759</text:p>
          </table:table-cell>
          <table:table-cell office:value-type="float" office:value="-0.000988694211947546" calcext:value-type="float">
            <text:p>-0.000988694211948</text:p>
          </table:table-cell>
          <table:table-cell office:value-type="float" office:value="846.627571105957" calcext:value-type="float">
            <text:p>846.627571105957</text:p>
          </table:table-cell>
        </table:table-row>
        <table:table-row table:style-name="ro1">
          <table:table-cell office:value-type="string" calcext:value-type="string">
            <text:p>71_4_8_8_11</text:p>
          </table:table-cell>
          <table:table-cell office:value-type="float" office:value="1000.948" calcext:value-type="float">
            <text:p>1000.948</text:p>
          </table:table-cell>
          <table:table-cell office:value-type="float" office:value="1000.95881799127" calcext:value-type="float">
            <text:p>1000.95881799127</text:p>
          </table:table-cell>
          <table:table-cell office:value-type="float" office:value="-0.00108077455259506" calcext:value-type="float">
            <text:p>-0.001080774552595</text:p>
          </table:table-cell>
          <table:table-cell office:value-type="float" office:value="82.2493751049042" calcext:value-type="float">
            <text:p>82.2493751049042</text:p>
          </table:table-cell>
        </table:table-row>
        <table:table-row table:style-name="ro1">
          <table:table-cell office:value-type="string" calcext:value-type="string">
            <text:p>72_4_8_8_12</text:p>
          </table:table-cell>
          <table:table-cell office:value-type="float" office:value="833.557" calcext:value-type="float">
            <text:p>833.557</text:p>
          </table:table-cell>
          <table:table-cell office:value-type="float" office:value="833.563546149797" calcext:value-type="float">
            <text:p>833.563546149797</text:p>
          </table:table-cell>
          <table:table-cell office:value-type="float" office:value="-0.000785327193797719" calcext:value-type="float">
            <text:p>-0.000785327193798</text:p>
          </table:table-cell>
          <table:table-cell office:value-type="float" office:value="25.0761590003967" calcext:value-type="float">
            <text:p>25.0761590003967</text:p>
          </table:table-cell>
        </table:table-row>
        <table:table-row table:style-name="ro1">
          <table:table-cell office:value-type="string" calcext:value-type="string">
            <text:p>73_4_8_8_13</text:p>
          </table:table-cell>
          <table:table-cell office:value-type="float" office:value="904.56" calcext:value-type="float">
            <text:p>904.56</text:p>
          </table:table-cell>
          <table:table-cell office:value-type="float" office:value="904.572508293285" calcext:value-type="float">
            <text:p>904.572508293285</text:p>
          </table:table-cell>
          <table:table-cell office:value-type="float" office:value="-0.00138280415725827" calcext:value-type="float">
            <text:p>-0.001382804157258</text:p>
          </table:table-cell>
          <table:table-cell office:value-type="float" office:value="2005.92927002907" calcext:value-type="float">
            <text:p>2005.92927002907</text:p>
          </table:table-cell>
        </table:table-row>
        <table:table-row table:style-name="ro1">
          <table:table-cell office:value-type="string" calcext:value-type="string">
            <text:p>74_4_8_8_14</text:p>
          </table:table-cell>
          <table:table-cell office:value-type="float" office:value="912.252" calcext:value-type="float">
            <text:p>912.252</text:p>
          </table:table-cell>
          <table:table-cell office:value-type="float" office:value="912.261340648344" calcext:value-type="float">
            <text:p>912.261340648344</text:p>
          </table:table-cell>
          <table:table-cell office:value-type="float" office:value="-0.00102391097461711" calcext:value-type="float">
            <text:p>-0.001023910974617</text:p>
          </table:table-cell>
          <table:table-cell office:value-type="float" office:value="4910.59717607498" calcext:value-type="float">
            <text:p>4910.59717607498</text:p>
          </table:table-cell>
        </table:table-row>
        <table:table-row table:style-name="ro1">
          <table:table-cell office:value-type="string" calcext:value-type="string">
            <text:p>75_4_8_8_15</text:p>
          </table:table-cell>
          <table:table-cell office:value-type="float" office:value="951.619" calcext:value-type="float">
            <text:p>951.619</text:p>
          </table:table-cell>
          <table:table-cell office:value-type="float" office:value="951.625866888468" calcext:value-type="float">
            <text:p>951.625866888468</text:p>
          </table:table-cell>
          <table:table-cell office:value-type="float" office:value="-0.000721600605720658" calcext:value-type="float">
            <text:p>-0.000721600605721</text:p>
          </table:table-cell>
          <table:table-cell office:value-type="float" office:value="396.014241933823" calcext:value-type="float">
            <text:p>396.014241933823</text:p>
          </table:table-cell>
        </table:table-row>
        <table:table-row table:style-name="ro1">
          <table:table-cell office:value-type="string" calcext:value-type="string">
            <text:p>76_4_8_8_16</text:p>
          </table:table-cell>
          <table:table-cell office:value-type="float" office:value="692.314" calcext:value-type="float">
            <text:p>692.314</text:p>
          </table:table-cell>
          <table:table-cell office:value-type="float" office:value="692.322098192113" calcext:value-type="float">
            <text:p>692.322098192113</text:p>
          </table:table-cell>
          <table:table-cell office:value-type="float" office:value="-0.00116972820331432" calcext:value-type="float">
            <text:p>-0.001169728203314</text:p>
          </table:table-cell>
          <table:table-cell office:value-type="float" office:value="111.526388168335" calcext:value-type="float">
            <text:p>111.526388168335</text:p>
          </table:table-cell>
        </table:table-row>
        <table:table-row table:style-name="ro1">
          <table:table-cell office:value-type="string" calcext:value-type="string">
            <text:p>77_4_8_8_17</text:p>
          </table:table-cell>
          <table:table-cell office:value-type="float" office:value="583.679" calcext:value-type="float">
            <text:p>583.679</text:p>
          </table:table-cell>
          <table:table-cell office:value-type="float" office:value="583.687886942656" calcext:value-type="float">
            <text:p>583.687886942656</text:p>
          </table:table-cell>
          <table:table-cell office:value-type="float" office:value="-0.00152257365025818" calcext:value-type="float">
            <text:p>-0.001522573650258</text:p>
          </table:table-cell>
          <table:table-cell office:value-type="float" office:value="6902.05473995209" calcext:value-type="float">
            <text:p>6902.05473995209</text:p>
          </table:table-cell>
        </table:table-row>
        <table:table-row table:style-name="ro1">
          <table:table-cell office:value-type="string" calcext:value-type="string">
            <text:p>78_4_8_8_18</text:p>
          </table:table-cell>
          <table:table-cell office:value-type="float" office:value="763.942" calcext:value-type="float">
            <text:p>763.942</text:p>
          </table:table-cell>
          <table:table-cell office:value-type="float" office:value="763.953531538516" calcext:value-type="float">
            <text:p>763.953531538516</text:p>
          </table:table-cell>
          <table:table-cell office:value-type="float" office:value="-0.00150947827396178" calcext:value-type="float">
            <text:p>-0.001509478273962</text:p>
          </table:table-cell>
          <table:table-cell office:value-type="float" office:value="10861.7813870907" calcext:value-type="float">
            <text:p>10861.7813870907</text:p>
          </table:table-cell>
        </table:table-row>
        <table:table-row table:style-name="ro1">
          <table:table-cell office:value-type="string" calcext:value-type="string">
            <text:p>79_4_8_8_19</text:p>
          </table:table-cell>
          <table:table-cell office:value-type="float" office:value="553.021" calcext:value-type="float">
            <text:p>553.021</text:p>
          </table:table-cell>
          <table:table-cell office:value-type="float" office:value="553.02883300514" calcext:value-type="float">
            <text:p>553.02883300514</text:p>
          </table:table-cell>
          <table:table-cell office:value-type="float" office:value="-0.0014164028383134" calcext:value-type="float">
            <text:p>-0.001416402838313</text:p>
          </table:table-cell>
          <table:table-cell office:value-type="float" office:value="0.224007129669189" calcext:value-type="float">
            <text:p>0.224007129669189</text:p>
          </table:table-cell>
        </table:table-row>
        <table:table-row table:style-name="ro1">
          <table:table-cell office:value-type="string" calcext:value-type="string">
            <text:p>80_4_8_8_20</text:p>
          </table:table-cell>
          <table:table-cell office:value-type="float" office:value="864.494" calcext:value-type="float">
            <text:p>864.494</text:p>
          </table:table-cell>
          <table:table-cell office:value-type="float" office:value="864.508341766274" calcext:value-type="float">
            <text:p>864.508341766274</text:p>
          </table:table-cell>
          <table:table-cell office:value-type="float" office:value="-0.00165897811601263" calcext:value-type="float">
            <text:p>-0.001658978116013</text:p>
          </table:table-cell>
          <table:table-cell office:value-type="float" office:value="1723.93329906464" calcext:value-type="float">
            <text:p>1723.93329906464</text:p>
          </table:table-cell>
        </table:table-row>
        <table:table-row table:style-name="ro1">
          <table:table-cell office:value-type="string" calcext:value-type="string">
            <text:p>81_4_8_8_21</text:p>
          </table:table-cell>
          <table:table-cell office:value-type="float" office:value="937.877" calcext:value-type="float">
            <text:p>937.877</text:p>
          </table:table-cell>
          <table:table-cell office:value-type="float" office:value="937.887896564433" calcext:value-type="float">
            <text:p>937.887896564433</text:p>
          </table:table-cell>
          <table:table-cell office:value-type="float" office:value="-0.00116183299439789" calcext:value-type="float">
            <text:p>-0.001161832994398</text:p>
          </table:table-cell>
          <table:table-cell office:value-type="float" office:value="467.137821912766" calcext:value-type="float">
            <text:p>467.137821912766</text:p>
          </table:table-cell>
        </table:table-row>
        <table:table-row table:style-name="ro1">
          <table:table-cell office:value-type="string" calcext:value-type="string">
            <text:p>82_4_8_8_22</text:p>
          </table:table-cell>
          <table:table-cell office:value-type="float" office:value="574.372" calcext:value-type="float">
            <text:p>574.372</text:p>
          </table:table-cell>
          <table:table-cell office:value-type="float" office:value="574.378094705939" calcext:value-type="float">
            <text:p>574.378094705939</text:p>
          </table:table-cell>
          <table:table-cell office:value-type="float" office:value="-0.00106110777321605" calcext:value-type="float">
            <text:p>-0.001061107773216</text:p>
          </table:table-cell>
          <table:table-cell office:value-type="float" office:value="442.899147987366" calcext:value-type="float">
            <text:p>442.899147987366</text:p>
          </table:table-cell>
        </table:table-row>
        <table:table-row table:style-name="ro1">
          <table:table-cell office:value-type="string" calcext:value-type="string">
            <text:p>83_4_8_8_23</text:p>
          </table:table-cell>
          <table:table-cell office:value-type="float" office:value="1004.651" calcext:value-type="float">
            <text:p>1004.651</text:p>
          </table:table-cell>
          <table:table-cell office:value-type="float" office:value="1004.66069745351" calcext:value-type="float">
            <text:p>1004.66069745351</text:p>
          </table:table-cell>
          <table:table-cell office:value-type="float" office:value="-0.000965255945840352" calcext:value-type="float">
            <text:p>-0.00096525594584</text:p>
          </table:table-cell>
          <table:table-cell office:value-type="float" office:value="232.541210174561" calcext:value-type="float">
            <text:p>232.541210174561</text:p>
          </table:table-cell>
        </table:table-row>
        <table:table-row table:style-name="ro1">
          <table:table-cell office:value-type="string" calcext:value-type="string">
            <text:p>84_4_8_8_24</text:p>
          </table:table-cell>
          <table:table-cell office:value-type="float" office:value="764.103" calcext:value-type="float">
            <text:p>764.103</text:p>
          </table:table-cell>
          <table:table-cell office:value-type="float" office:value="764.111934179958" calcext:value-type="float">
            <text:p>764.111934179958</text:p>
          </table:table-cell>
          <table:table-cell office:value-type="float" office:value="-0.00116923764965537" calcext:value-type="float">
            <text:p>-0.001169237649655</text:p>
          </table:table-cell>
          <table:table-cell office:value-type="float" office:value="1260.82091188431" calcext:value-type="float">
            <text:p>1260.82091188431</text:p>
          </table:table-cell>
        </table:table-row>
        <table:table-row table:style-name="ro1">
          <table:table-cell office:value-type="string" calcext:value-type="string">
            <text:p>85_4_8_8_25</text:p>
          </table:table-cell>
          <table:table-cell office:value-type="float" office:value="578.375" calcext:value-type="float">
            <text:p>578.375</text:p>
          </table:table-cell>
          <table:table-cell office:value-type="float" office:value="578.380322149662" calcext:value-type="float">
            <text:p>578.380322149662</text:p>
          </table:table-cell>
          <table:table-cell office:value-type="float" office:value="-0.000920190129566274" calcext:value-type="float">
            <text:p>-0.000920190129566</text:p>
          </table:table-cell>
          <table:table-cell office:value-type="float" office:value="576.8796210289" calcext:value-type="float">
            <text:p>576.8796210289</text:p>
          </table:table-cell>
        </table:table-row>
        <table:table-row table:style-name="ro1">
          <table:table-cell office:value-type="string" calcext:value-type="string">
            <text:p>86_4_8_8_26</text:p>
          </table:table-cell>
          <table:table-cell office:value-type="float" office:value="809.214" calcext:value-type="float">
            <text:p>809.214</text:p>
          </table:table-cell>
          <table:table-cell office:value-type="float" office:value="809.225256459386" calcext:value-type="float">
            <text:p>809.225256459386</text:p>
          </table:table-cell>
          <table:table-cell office:value-type="float" office:value="-0.00139103616425713" calcext:value-type="float">
            <text:p>-0.001391036164257</text:p>
          </table:table-cell>
          <table:table-cell office:value-type="float" office:value="328.133761882782" calcext:value-type="float">
            <text:p>328.133761882782</text:p>
          </table:table-cell>
        </table:table-row>
        <table:table-row table:style-name="ro1">
          <table:table-cell office:value-type="string" calcext:value-type="string">
            <text:p>87_4_8_8_27</text:p>
          </table:table-cell>
          <table:table-cell office:value-type="float" office:value="741.799" calcext:value-type="float">
            <text:p>741.799</text:p>
          </table:table-cell>
          <table:table-cell office:value-type="float" office:value="741.8086658692" calcext:value-type="float">
            <text:p>741.8086658692</text:p>
          </table:table-cell>
          <table:table-cell office:value-type="float" office:value="-0.00130303076711459" calcext:value-type="float">
            <text:p>-0.001303030767115</text:p>
          </table:table-cell>
          <table:table-cell office:value-type="float" office:value="700.37376499176" calcext:value-type="float">
            <text:p>700.37376499176</text:p>
          </table:table-cell>
        </table:table-row>
        <table:table-row table:style-name="ro1">
          <table:table-cell office:value-type="string" calcext:value-type="string">
            <text:p>88_4_8_8_28</text:p>
          </table:table-cell>
          <table:table-cell office:value-type="float" office:value="935.894" calcext:value-type="float">
            <text:p>935.894</text:p>
          </table:table-cell>
          <table:table-cell office:value-type="float" office:value="935.900763614615" calcext:value-type="float">
            <text:p>935.900763614615</text:p>
          </table:table-cell>
          <table:table-cell office:value-type="float" office:value="-0.000722690242201766" calcext:value-type="float">
            <text:p>-0.000722690242202</text:p>
          </table:table-cell>
          <table:table-cell office:value-type="float" office:value="110.61455988884" calcext:value-type="float">
            <text:p>110.61455988884</text:p>
          </table:table-cell>
        </table:table-row>
        <table:table-row table:style-name="ro1">
          <table:table-cell office:value-type="string" calcext:value-type="string">
            <text:p>89_4_8_8_29</text:p>
          </table:table-cell>
          <table:table-cell office:value-type="float" office:value="879.044" calcext:value-type="float">
            <text:p>879.044</text:p>
          </table:table-cell>
          <table:table-cell office:value-type="float" office:value="879.055023359698" calcext:value-type="float">
            <text:p>879.055023359698</text:p>
          </table:table-cell>
          <table:table-cell office:value-type="float" office:value="-0.00125401682945976" calcext:value-type="float">
            <text:p>-0.00125401682946</text:p>
          </table:table-cell>
          <table:table-cell office:value-type="float" office:value="1089.42019605637" calcext:value-type="float">
            <text:p>1089.42019605637</text:p>
          </table:table-cell>
        </table:table-row>
      </table:table>
      <table:named-expressions/>
      <table:database-ranges>
        <table:database-range table:name="__Anonymous_Sheet_DB__0" table:target-range-address="compare_results.A1:compare_results.E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14:05:17.038834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9-22T14:05:55.384489154</dc:date>
    <meta:editing-duration>PT38S</meta:editing-duration>
    <meta:editing-cycles>1</meta:editing-cycles>
    <meta:document-statistic meta:table-count="1" meta:cell-count="455" meta:object-count="0"/>
  </office:meta>
</office:document-meta>
</file>